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acketsTypes" style:family="table">
      <style:table-properties style:width="14.102cm" fo:margin-left="0.646cm" table:align="left" fo:background-color="transparent">
        <style:background-image/>
      </style:table-properties>
    </style:style>
    <style:style style:name="PacketsTypes.A" style:family="table-column">
      <style:table-column-properties style:column-width="4.207cm"/>
    </style:style>
    <style:style style:name="PacketsTypes.B" style:family="table-column">
      <style:table-column-properties style:column-width="9.895cm"/>
    </style:style>
    <style:style style:name="PacketsTypes.1" style:family="table-row">
      <style:table-row-properties fo:background-color="transparent">
        <style:background-image/>
      </style:table-row-properties>
    </style:style>
    <style:style style:name="PacketsTypes.A1" style:family="table-cell">
      <style:table-cell-properties style:vertical-align="middle" fo:padding="0cm" fo:border="none" style:writing-mode="page"/>
    </style:style>
    <style:style style:name="Tableau5" style:family="table">
      <style:table-properties style:width="12.012cm" fo:margin-left="2.021cm" table:align="left"/>
    </style:style>
    <style:style style:name="Tableau5.A" style:family="table-column">
      <style:table-column-properties style:column-width="3.307cm"/>
    </style:style>
    <style:style style:name="Tableau5.B" style:family="table-column">
      <style:table-column-properties style:column-width="8.705cm"/>
    </style:style>
    <style:style style:name="Tableau5.A1" style:family="table-cell">
      <style:table-cell-properties fo:padding="0cm" fo:border="none" style:writing-mode="page"/>
    </style:style>
    <style:style style:name="Tableau4" style:family="table">
      <style:table-properties style:width="10.266cm" fo:margin-left="3.582cm" table:align="left" fo:background-color="transparent" fo:keep-with-next="always">
        <style:background-image/>
      </style:table-properties>
    </style:style>
    <style:style style:name="Tableau4.A" style:family="table-column">
      <style:table-column-properties style:column-width="4.763cm"/>
    </style:style>
    <style:style style:name="Tableau4.B" style:family="table-column">
      <style:table-column-properties style:column-width="5.503cm"/>
    </style:style>
    <style:style style:name="Tableau4.1" style:family="table-row">
      <style:table-row-properties fo:background-color="transparent">
        <style:background-image/>
      </style:table-row-properties>
    </style:style>
    <style:style style:name="Tableau4.A1" style:family="table-cell">
      <style:table-cell-properties fo:padding="0.049cm" fo:border-left="none" fo:border-right="none" fo:border-top="none" fo:border-bottom="0.05pt dashed #000000" style:writing-mode="page"/>
    </style:style>
    <style:style style:name="Tableau4.B1" style:family="table-cell">
      <style:table-cell-properties fo:padding="0.049cm" fo:border-left="0.05pt dashed #000000" fo:border-right="0.05pt dashed #000000" fo:border-top="none" fo:border-bottom="0.05pt dashed #000000" style:writing-mode="page"/>
    </style:style>
    <style:style style:name="Tableau4.A2" style:family="table-cell">
      <style:table-cell-properties fo:padding="0.049cm" fo:border="none" style:writing-mode="page"/>
    </style:style>
    <style:style style:name="Tableau4.B2" style:family="table-cell">
      <style:table-cell-properties fo:padding="0.049cm" fo:border-left="0.05pt dashed #000000" fo:border-right="0.05pt dashed #000000" fo:border-top="none" fo:border-bottom="none" style:writing-mode="page"/>
    </style:style>
    <style:style style:name="CR" style:family="table">
      <style:table-properties style:width="12.49cm" fo:margin-left="2.233cm" table:align="left" fo:keep-with-next="always"/>
    </style:style>
    <style:style style:name="CR.A" style:family="table-column">
      <style:table-column-properties style:column-width="6.271cm"/>
    </style:style>
    <style:style style:name="CR.B" style:family="table-column">
      <style:table-column-properties style:column-width="6.219cm"/>
    </style:style>
    <style:style style:name="CR.A1" style:family="table-cell">
      <style:table-cell-properties fo:padding="0.049cm" fo:border-left="none" fo:border-right="none" fo:border-top="none" fo:border-bottom="0.05pt dashed #000000" style:writing-mode="page"/>
    </style:style>
    <style:style style:name="CR.B1" style:family="table-cell">
      <style:table-cell-properties fo:padding="0.049cm" fo:border-left="0.05pt dashed #000000" fo:border-right="none" fo:border-top="none" fo:border-bottom="0.05pt dashed #000000" style:writing-mode="page"/>
    </style:style>
    <style:style style:name="CR.A2" style:family="table-cell">
      <style:table-cell-properties fo:padding="0.049cm" fo:border="none" style:writing-mode="page"/>
    </style:style>
    <style:style style:name="CR.B2" style:family="table-cell">
      <style:table-cell-properties fo:padding="0.049cm" fo:border-left="0.05pt dashed #000000" fo:border-right="none" fo:border-top="none" fo:border-bottom="none" style:writing-mode="page"/>
    </style:style>
    <style:style style:name="Tableau1" style:family="table">
      <style:table-properties style:width="15.796cm" fo:margin-left="0.672cm" table:align="left" fo:background-color="transparent" fo:keep-with-next="always">
        <style:background-image/>
      </style:table-properties>
    </style:style>
    <style:style style:name="Tableau1.A" style:family="table-column">
      <style:table-column-properties style:column-width="3.81cm"/>
    </style:style>
    <style:style style:name="Tableau1.B" style:family="table-column">
      <style:table-column-properties style:column-width="3.995cm"/>
    </style:style>
    <style:style style:name="Tableau1.C" style:family="table-column">
      <style:table-column-properties style:column-width="4.392cm"/>
    </style:style>
    <style:style style:name="Tableau1.D" style:family="table-column">
      <style:table-column-properties style:column-width="3.598cm"/>
    </style:style>
    <style:style style:name="Tableau1.1" style:family="table-row">
      <style:table-row-properties fo:background-color="transparent">
        <style:background-image/>
      </style:table-row-properties>
    </style:style>
    <style:style style:name="Tableau1.A1" style:family="table-cell">
      <style:table-cell-properties fo:padding="0.049cm" fo:border-left="none" fo:border-right="none" fo:border-top="none" fo:border-bottom="0.05pt dashed #000000" style:writing-mode="page"/>
    </style:style>
    <style:style style:name="Tableau1.B1" style:family="table-cell">
      <style:table-cell-properties fo:padding="0.049cm" fo:border-left="0.05pt dashed #000000" fo:border-right="none" fo:border-top="none" fo:border-bottom="0.05pt dashed #000000" style:writing-mode="page"/>
    </style:style>
    <style:style style:name="Tableau1.A2" style:family="table-cell">
      <style:table-cell-properties fo:padding="0.049cm" fo:border="none" style:writing-mode="page"/>
    </style:style>
    <style:style style:name="Tableau1.B2" style:family="table-cell">
      <style:table-cell-properties fo:padding="0.049cm" fo:border-left="0.05pt dashed #000000" fo:border-right="none" fo:border-top="none" fo:border-bottom="none" style:writing-mode="page"/>
    </style:style>
    <style:style style:name="Tableau2" style:family="table">
      <style:table-properties style:width="12.49cm" fo:margin-left="2.21cm" table:align="left" fo:background-color="transparent" fo:keep-with-next="always">
        <style:background-image/>
      </style:table-properties>
    </style:style>
    <style:style style:name="Tableau2.A" style:family="table-column">
      <style:table-column-properties style:column-width="4.186cm"/>
    </style:style>
    <style:style style:name="Tableau2.C" style:family="table-column">
      <style:table-column-properties style:column-width="4.119cm"/>
    </style:style>
    <style:style style:name="Tableau2.1" style:family="table-row">
      <style:table-row-properties fo:background-color="transparent">
        <style:background-image/>
      </style:table-row-properties>
    </style:style>
    <style:style style:name="Tableau2.A1" style:family="table-cell">
      <style:table-cell-properties fo:padding="0.049cm" fo:border-left="none" fo:border-right="none" fo:border-top="none" fo:border-bottom="0.05pt dashed #000000" style:writing-mode="page"/>
    </style:style>
    <style:style style:name="Tableau2.B1" style:family="table-cell">
      <style:table-cell-properties fo:padding="0.049cm" fo:border-left="0.05pt dashed #000000" fo:border-right="none" fo:border-top="none" fo:border-bottom="0.05pt dashed #000000" style:writing-mode="page"/>
    </style:style>
    <style:style style:name="Tableau2.A2" style:family="table-cell">
      <style:table-cell-properties fo:padding="0.049cm" fo:border="none" style:writing-mode="page"/>
    </style:style>
    <style:style style:name="Tableau2.B2" style:family="table-cell">
      <style:table-cell-properties fo:padding="0.049cm" fo:border-left="0.05pt dashed #000000" fo:border-right="none" fo:border-top="none" fo:border-bottom="none" style:writing-mode="page"/>
    </style:style>
    <style:style style:name="Tableau3" style:family="table">
      <style:table-properties style:width="15.032cm" fo:margin-left="1.175cm" table:align="left" fo:background-color="transparent" fo:keep-with-next="always">
        <style:background-image/>
      </style:table-properties>
    </style:style>
    <style:style style:name="Tableau3.A" style:family="table-column">
      <style:table-column-properties style:column-width="3.556cm"/>
    </style:style>
    <style:style style:name="Tableau3.B" style:family="table-column">
      <style:table-column-properties style:column-width="4.117cm"/>
    </style:style>
    <style:style style:name="Tableau3.C" style:family="table-column">
      <style:table-column-properties style:column-width="3.681cm"/>
    </style:style>
    <style:style style:name="Tableau3.D" style:family="table-column">
      <style:table-column-properties style:column-width="3.678cm"/>
    </style:style>
    <style:style style:name="Tableau3.1" style:family="table-row">
      <style:table-row-properties fo:background-color="transparent">
        <style:background-image/>
      </style:table-row-properties>
    </style:style>
    <style:style style:name="Tableau3.A1" style:family="table-cell">
      <style:table-cell-properties fo:padding="0.049cm" fo:border-left="none" fo:border-right="none" fo:border-top="none" fo:border-bottom="0.05pt dashed #000000" style:writing-mode="page"/>
    </style:style>
    <style:style style:name="Tableau3.B1" style:family="table-cell">
      <style:table-cell-properties fo:padding="0.049cm" fo:border-left="0.05pt dashed #000000" fo:border-right="none" fo:border-top="none" fo:border-bottom="0.05pt dashed #000000" style:writing-mode="page"/>
    </style:style>
    <style:style style:name="Tableau3.A2" style:family="table-cell">
      <style:table-cell-properties fo:padding="0.049cm" fo:border="none" style:writing-mode="page"/>
    </style:style>
    <style:style style:name="Tableau3.B2" style:family="table-cell">
      <style:table-cell-properties fo:padding="0.049cm" fo:border-left="0.05pt dashed #000000" fo:border-right="none" fo:border-top="none" fo:border-bottom="none" style:writing-mode="page"/>
    </style:style>
    <style:style style:name="Tableau7" style:family="table">
      <style:table-properties style:width="15.61cm" fo:margin-left="0.91cm" table:align="left" fo:background-color="transparent" fo:keep-with-next="always">
        <style:background-image/>
      </style:table-properties>
    </style:style>
    <style:style style:name="Tableau7.A" style:family="table-column">
      <style:table-column-properties style:column-width="3.949cm"/>
    </style:style>
    <style:style style:name="Tableau7.B" style:family="table-column">
      <style:table-column-properties style:column-width="4.359cm"/>
    </style:style>
    <style:style style:name="Tableau7.C" style:family="table-column">
      <style:table-column-properties style:column-width="3.956cm"/>
    </style:style>
    <style:style style:name="Tableau7.D" style:family="table-column">
      <style:table-column-properties style:column-width="3.346cm"/>
    </style:style>
    <style:style style:name="Tableau7.1" style:family="table-row">
      <style:table-row-properties fo:background-color="transparent">
        <style:background-image/>
      </style:table-row-properties>
    </style:style>
    <style:style style:name="Tableau7.A1" style:family="table-cell">
      <style:table-cell-properties fo:padding="0.049cm" fo:border-left="none" fo:border-right="none" fo:border-top="none" fo:border-bottom="0.05pt dashed #000000" style:writing-mode="page"/>
    </style:style>
    <style:style style:name="Tableau7.B1" style:family="table-cell">
      <style:table-cell-properties fo:padding="0.049cm" fo:border-left="0.05pt dashed #000000" fo:border-right="none" fo:border-top="none" fo:border-bottom="0.05pt dashed #000000" style:writing-mode="page"/>
    </style:style>
    <style:style style:name="Tableau7.A2" style:family="table-cell">
      <style:table-cell-properties fo:padding="0.049cm" fo:border="none" style:writing-mode="page"/>
    </style:style>
    <style:style style:name="Tableau7.B2" style:family="table-cell">
      <style:table-cell-properties fo:padding="0.049cm" fo:border-left="0.05pt dashed #000000" fo:border-right="none" fo:border-top="none" fo:border-bottom="none" style:writing-mode="page"/>
    </style:style>
    <style:style style:name="Tableau8" style:family="table">
      <style:table-properties style:width="15.531cm" fo:margin-left="1.016cm" table:align="left" fo:background-color="transparent" fo:keep-with-next="always">
        <style:background-image/>
      </style:table-properties>
    </style:style>
    <style:style style:name="Tableau8.A" style:family="table-column">
      <style:table-column-properties style:column-width="3.493cm"/>
    </style:style>
    <style:style style:name="Tableau8.B" style:family="table-column">
      <style:table-column-properties style:column-width="3.942cm"/>
    </style:style>
    <style:style style:name="Tableau8.C" style:family="table-column">
      <style:table-column-properties style:column-width="5.212cm"/>
    </style:style>
    <style:style style:name="Tableau8.D" style:family="table-column">
      <style:table-column-properties style:column-width="2.884cm"/>
    </style:style>
    <style:style style:name="Tableau8.1" style:family="table-row">
      <style:table-row-properties fo:background-color="transparent">
        <style:background-image/>
      </style:table-row-properties>
    </style:style>
    <style:style style:name="Tableau8.A1" style:family="table-cell">
      <style:table-cell-properties fo:padding="0cm" fo:border-left="none" fo:border-right="none" fo:border-top="none" fo:border-bottom="0.05pt dashed #000000" style:writing-mode="page"/>
    </style:style>
    <style:style style:name="Tableau8.B1" style:family="table-cell">
      <style:table-cell-properties fo:padding="0cm" fo:border-left="0.05pt dashed #000000" fo:border-right="none" fo:border-top="none" fo:border-bottom="0.05pt dashed #000000" style:writing-mode="page"/>
    </style:style>
    <style:style style:name="Tableau8.A2" style:family="table-cell">
      <style:table-cell-properties fo:padding="0cm" fo:border="none" style:writing-mode="page"/>
    </style:style>
    <style:style style:name="Tableau8.B2" style:family="table-cell">
      <style:table-cell-properties fo:padding="0cm" fo:border-left="0.05pt dashed #000000" fo:border-right="none" fo:border-top="none" fo:border-bottom="none" style:writing-mode="page"/>
    </style:style>
    <style:style style:name="Tableau6" style:family="table">
      <style:table-properties style:width="15.032cm" fo:margin-left="1.175cm" table:align="left" fo:background-color="transparent" fo:keep-with-next="always">
        <style:background-image/>
      </style:table-properties>
    </style:style>
    <style:style style:name="Tableau6.A" style:family="table-column">
      <style:table-column-properties style:column-width="3.556cm"/>
    </style:style>
    <style:style style:name="Tableau6.B" style:family="table-column">
      <style:table-column-properties style:column-width="4.117cm"/>
    </style:style>
    <style:style style:name="Tableau6.C" style:family="table-column">
      <style:table-column-properties style:column-width="3.681cm"/>
    </style:style>
    <style:style style:name="Tableau6.D" style:family="table-column">
      <style:table-column-properties style:column-width="3.678cm"/>
    </style:style>
    <style:style style:name="Tableau6.1" style:family="table-row">
      <style:table-row-properties fo:background-color="transparent">
        <style:background-image/>
      </style:table-row-properties>
    </style:style>
    <style:style style:name="Tableau6.A1" style:family="table-cell">
      <style:table-cell-properties fo:padding="0.049cm" fo:border-left="none" fo:border-right="none" fo:border-top="none" fo:border-bottom="0.05pt dashed #000000" style:writing-mode="page"/>
    </style:style>
    <style:style style:name="Tableau6.B1" style:family="table-cell">
      <style:table-cell-properties fo:padding="0.049cm" fo:border-left="0.05pt dashed #000000" fo:border-right="none" fo:border-top="none" fo:border-bottom="0.05pt dashed #000000" style:writing-mode="page"/>
    </style:style>
    <style:style style:name="Tableau6.A2" style:family="table-cell">
      <style:table-cell-properties fo:padding="0.049cm" fo:border="none" style:writing-mode="page"/>
    </style:style>
    <style:style style:name="Tableau6.B2" style:family="table-cell">
      <style:table-cell-properties fo:padding="0.049cm" fo:border-left="0.05pt dashed #000000" fo:border-right="none" fo:border-top="none" fo:border-bottom="none" style:writing-mode="page"/>
    </style:style>
    <style:style style:name="P1" style:family="paragraph" style:parent-style-name="Header">
      <style:text-properties style:font-name="Time new Roman" fo:font-size="12pt" officeooo:rsid="001af975" officeooo:paragraph-rsid="001af975" style:font-size-asian="12pt" style:font-size-complex="12pt"/>
    </style:style>
    <style:style style:name="P2" style:family="paragraph" style:parent-style-name="Header">
      <style:text-properties style:font-name="Time new Roman" fo:font-size="12pt" officeooo:rsid="00176667" officeooo:paragraph-rsid="00176667" style:font-size-asian="12pt" style:font-size-complex="12pt"/>
    </style:style>
    <style:style style:name="P3" style:family="paragraph" style:parent-style-name="Figure">
      <loext:graphic-properties draw:fill="none"/>
      <style:paragraph-properties fo:margin-left="1cm" fo:margin-right="1cm" fo:text-align="center" style:justify-single-word="false" fo:text-indent="0cm" style:auto-text-indent="false" fo:background-color="transparent"/>
    </style:style>
    <style:style style:name="P4"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04ef7"/>
    </style:style>
    <style:style style:name="P5"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56894"/>
    </style:style>
    <style:style style:name="P6"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a100"/>
    </style:style>
    <style:style style:name="P7"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d2d6"/>
    </style:style>
    <style:style style:name="P8"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1f0fa7" officeooo:paragraph-rsid="001f0fa7" style:font-size-asian="12pt" style:font-size-complex="12pt"/>
    </style:style>
    <style:style style:name="P9"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5184b9" officeooo:paragraph-rsid="00ba7dbb" style:font-size-asian="12pt" style:font-size-complex="12pt"/>
    </style:style>
    <style:style style:name="P1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565fff" style:font-size-asian="12pt" style:font-size-complex="12pt"/>
    </style:style>
    <style:style style:name="P1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24a1f8" style:font-size-asian="12pt" style:font-size-complex="12pt"/>
    </style:style>
    <style:style style:name="P1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36f50f" style:font-size-asian="12pt" style:font-size-complex="12pt"/>
    </style:style>
    <style:style style:name="P1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c30f08" style:font-size-asian="12pt" style:font-size-complex="12pt"/>
    </style:style>
    <style:style style:name="P1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38b63f" style:font-size-asian="12pt" style:font-size-complex="12pt"/>
    </style:style>
    <style:style style:name="P1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3ef941" officeooo:paragraph-rsid="0036f50f" style:font-size-asian="12pt" style:font-size-complex="12pt"/>
    </style:style>
    <style:style style:name="P1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1ede1" officeooo:paragraph-rsid="0021ede1" style:font-size-asian="12pt" style:font-size-complex="12pt"/>
    </style:style>
    <style:style style:name="P1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93536" officeooo:paragraph-rsid="00b93536" style:font-size-asian="12pt" style:font-size-complex="12pt"/>
    </style:style>
    <style:style style:name="P1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db750" officeooo:paragraph-rsid="00bd33e7" style:font-size-asian="12pt" style:font-size-complex="12pt"/>
    </style:style>
    <style:style style:name="P2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4a2f4" style:font-size-asian="12pt" style:font-size-complex="12pt"/>
    </style:style>
    <style:style style:name="P2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6d4fb" style:font-size-asian="12pt" style:font-size-complex="12pt"/>
    </style:style>
    <style:style style:name="P2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4a2f4" style:font-size-asian="12pt" style:font-size-complex="12pt"/>
    </style:style>
    <style:style style:name="P2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8a100" style:font-size-asian="12pt" style:font-size-complex="12pt"/>
    </style:style>
    <style:style style:name="P2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5184b9" officeooo:paragraph-rsid="00ba7dbb" style:font-size-asian="12pt" style:font-size-complex="12pt"/>
    </style:style>
    <style:style style:name="P2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8d2d6" officeooo:paragraph-rsid="0038b63f" style:font-size-asian="12pt" style:font-size-complex="12pt"/>
    </style:style>
    <style:style style:name="P2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fo:font-weight="bold" officeooo:rsid="00277765" officeooo:paragraph-rsid="00c8d2d6" style:font-size-asian="12pt" style:font-weight-asian="bold" style:font-size-complex="12pt" style:font-weight-complex="bold"/>
    </style:style>
    <style:style style:name="P27" style:family="paragraph" style:parent-style-name="Standard">
      <loext:graphic-properties draw:fill="none"/>
      <style:paragraph-properties fo:margin-left="1cm" fo:margin-right="1cm" fo:text-indent="0cm" style:auto-text-indent="false" fo:background-color="transparent"/>
      <style:text-properties officeooo:paragraph-rsid="0030ec7e"/>
    </style:style>
    <style:style style:name="P28" style:family="paragraph" style:parent-style-name="Standard">
      <loext:graphic-properties draw:fill="none"/>
      <style:paragraph-properties fo:margin-left="1cm" fo:margin-right="1cm" fo:text-indent="0cm" style:auto-text-indent="false" fo:background-color="transparent"/>
      <style:text-properties officeooo:paragraph-rsid="00340b4f"/>
    </style:style>
    <style:style style:name="P2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d33e7"/>
    </style:style>
    <style:style style:name="P3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ef9af"/>
    </style:style>
    <style:style style:name="P3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8d2d6"/>
    </style:style>
    <style:style style:name="P3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d2433c"/>
    </style:style>
    <style:style style:name="P3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e000ec"/>
    </style:style>
    <style:style style:name="P3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eb45df"/>
    </style:style>
    <style:style style:name="P35" style:family="paragraph" style:parent-style-name="Standard">
      <loext:graphic-properties draw:fill="none"/>
      <style:paragraph-properties fo:margin-left="1cm" fo:margin-right="1cm" fo:text-indent="0cm" style:auto-text-indent="false" fo:background-color="transparent"/>
      <style:text-properties officeooo:paragraph-rsid="00c8d2d6"/>
    </style:style>
    <style:style style:name="P3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37"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38"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2e5d29" officeooo:paragraph-rsid="002e5d29" style:font-size-asian="12pt" style:font-size-complex="12pt"/>
    </style:style>
    <style:style style:name="P39"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8efaf" officeooo:paragraph-rsid="00b8efaf" style:font-size-asian="12pt" style:font-size-complex="12pt"/>
    </style:style>
    <style:style style:name="P40"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41"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42"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d7cdcf" officeooo:paragraph-rsid="00d7cdcf" style:font-size-asian="12pt" style:font-size-complex="12pt"/>
    </style:style>
    <style:style style:name="P43"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6f8b4f" officeooo:paragraph-rsid="00ba7dbb"/>
    </style:style>
    <style:style style:name="P44"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d93e5" officeooo:paragraph-rsid="00ba7dbb"/>
    </style:style>
    <style:style style:name="P45"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33e7" officeooo:paragraph-rsid="00bd33e7"/>
    </style:style>
    <style:style style:name="P4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b750" officeooo:paragraph-rsid="00bdb750"/>
    </style:style>
    <style:style style:name="P47"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officeooo:rsid="002e5d29" officeooo:paragraph-rsid="00c8d2d6"/>
    </style:style>
    <style:style style:name="P48"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d73f58" officeooo:paragraph-rsid="00d73f58"/>
    </style:style>
    <style:style style:name="P49"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b8efaf"/>
    </style:style>
    <style:style style:name="P50"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ccd0ec"/>
    </style:style>
    <style:style style:name="P51"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3ef941" officeooo:paragraph-rsid="0036f50f" style:font-size-asian="12pt" style:font-size-complex="12pt"/>
    </style:style>
    <style:style style:name="P52"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4a1f8" officeooo:paragraph-rsid="0036f50f" style:font-size-asian="12pt" style:font-size-complex="12pt"/>
    </style:style>
    <style:style style:name="P53"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77765" officeooo:paragraph-rsid="0038b63f" style:font-size-asian="12pt" style:font-size-complex="12pt"/>
    </style:style>
    <style:style style:name="P54" style:family="paragraph" style:parent-style-name="Standard">
      <style:paragraph-properties fo:text-align="justify" style:justify-single-word="false"/>
      <style:text-properties style:font-name="Time new roman" fo:font-size="12pt" officeooo:rsid="001f0fa7" officeooo:paragraph-rsid="001f0fa7" style:font-size-asian="12pt" style:font-size-complex="12pt"/>
    </style:style>
    <style:style style:name="P55" style:family="paragraph" style:parent-style-name="Standard">
      <style:paragraph-properties fo:text-align="center" style:justify-single-word="false"/>
      <style:text-properties style:font-name="Time new roman" fo:font-size="12pt" style:font-size-asian="12pt" style:font-size-complex="12pt"/>
    </style:style>
    <style:style style:name="P56" style:family="paragraph" style:parent-style-name="Standard">
      <style:paragraph-properties fo:text-align="center" style:justify-single-word="false"/>
      <style:text-properties style:font-name="Time new roman" fo:font-size="12pt" officeooo:rsid="00c9d4e9" officeooo:paragraph-rsid="001958f4" style:font-size-asian="12pt" style:font-size-complex="12pt"/>
    </style:style>
    <style:style style:name="P57" style:family="paragraph" style:parent-style-name="Standard">
      <style:paragraph-properties fo:text-align="justify" style:justify-single-word="false"/>
      <style:text-properties style:font-name="Time new roman" fo:font-size="12pt" officeooo:rsid="00c9d4e9" officeooo:paragraph-rsid="00c9d4e9" style:font-size-asian="12pt" style:font-size-complex="12pt"/>
    </style:style>
    <style:style style:name="P58" style:family="paragraph" style:parent-style-name="Standard">
      <style:paragraph-properties fo:text-align="justify" style:justify-single-word="false"/>
      <style:text-properties style:font-name="Time new roman" fo:font-size="12pt" fo:font-weight="bold" officeooo:rsid="00c9d4e9" officeooo:paragraph-rsid="00c9d4e9"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Time new roman" fo:font-size="12pt" fo:font-weight="bold" officeooo:rsid="001f0fa7" officeooo:paragraph-rsid="00c9d4e9"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Time new roman" fo:font-size="12pt" fo:font-weight="bold" officeooo:rsid="00277765" officeooo:paragraph-rsid="00ba7dbb"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Time new roman" fo:font-size="32pt" fo:font-weight="bold" officeooo:rsid="001958f4" officeooo:paragraph-rsid="001958f4" style:font-size-asian="32pt" style:font-weight-asian="bold" style:font-size-complex="32pt" style:font-weight-complex="bold"/>
    </style:style>
    <style:style style:name="P62" style:family="paragraph" style:parent-style-name="Standard">
      <style:paragraph-properties fo:text-align="justify" style:justify-single-word="false"/>
      <style:text-properties fo:font-weight="bold" officeooo:rsid="005184b9" officeooo:paragraph-rsid="00ba7dbb" style:font-weight-asian="bold" style:font-weight-complex="bold"/>
    </style:style>
    <style:style style:name="P63" style:family="paragraph" style:parent-style-name="Standard">
      <style:paragraph-properties fo:text-align="center" style:justify-single-word="false"/>
      <style:text-properties fo:font-size="32pt" officeooo:paragraph-rsid="001958f4" style:font-size-asian="32pt" style:font-size-complex="32pt"/>
    </style:style>
    <style:style style:name="P64" style:family="paragraph" style:parent-style-name="Standard">
      <style:text-properties officeooo:paragraph-rsid="0038b63f"/>
    </style:style>
    <style:style style:name="P6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0ec7e"/>
    </style:style>
    <style:style style:name="P6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1ccf1"/>
    </style:style>
    <style:style style:name="P6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40b4f"/>
    </style:style>
    <style:style style:name="P6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56894"/>
    </style:style>
    <style:style style:name="P6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a100"/>
    </style:style>
    <style:style style:name="P7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d2d6"/>
    </style:style>
    <style:style style:name="P7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22baaa" officeooo:paragraph-rsid="0022baaa" style:font-size-asian="12pt" style:font-size-complex="12pt"/>
    </style:style>
    <style:style style:name="P7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93536" officeooo:paragraph-rsid="00b93536" style:font-size-asian="12pt" style:font-size-complex="12pt"/>
    </style:style>
    <style:style style:name="P7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d33e7" officeooo:paragraph-rsid="00bd33e7" style:font-size-asian="12pt" style:font-size-complex="12pt"/>
    </style:style>
    <style:style style:name="P7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331564" officeooo:paragraph-rsid="00331564"/>
    </style:style>
    <style:style style:name="P7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33e7" officeooo:paragraph-rsid="00bd33e7"/>
    </style:style>
    <style:style style:name="P7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bdb750"/>
    </style:style>
    <style:style style:name="P7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bef9af"/>
    </style:style>
    <style:style style:name="P7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56894"/>
    </style:style>
    <style:style style:name="P7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a100"/>
    </style:style>
    <style:style style:name="P8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d2d6"/>
    </style:style>
    <style:style style:name="P8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56894"/>
    </style:style>
    <style:style style:name="P8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8a100"/>
    </style:style>
    <style:style style:name="P8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8a100" officeooo:paragraph-rsid="00c8a100"/>
    </style:style>
    <style:style style:name="P8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d9e34f" officeooo:paragraph-rsid="00d9e34f"/>
    </style:style>
    <style:style style:name="P8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0b479" officeooo:paragraph-rsid="00e0b479"/>
    </style:style>
    <style:style style:name="P8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754ed" officeooo:paragraph-rsid="00e754ed"/>
    </style:style>
    <style:style style:name="P8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d3d33" officeooo:paragraph-rsid="00ed3d33"/>
    </style:style>
    <style:style style:name="P8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0ec7e"/>
    </style:style>
    <style:style style:name="P8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40b4f"/>
    </style:style>
    <style:style style:name="P9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56894"/>
    </style:style>
    <style:style style:name="P9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d2d6"/>
    </style:style>
    <style:style style:name="P92" style:family="paragraph" style:parent-style-name="Text_20_body">
      <style:text-properties officeooo:paragraph-rsid="00c8d2d6"/>
    </style:style>
    <style:style style:name="P93" style:family="paragraph" style:parent-style-name="Text_20_body">
      <style:text-properties style:font-name="Time new roman" fo:font-weight="bold" officeooo:rsid="009f9d10" officeooo:paragraph-rsid="009f9d10" style:font-weight-asian="bold" style:font-weight-complex="bold"/>
    </style:style>
    <style:style style:name="P94" style:family="paragraph" style:parent-style-name="Text_20_body">
      <style:text-properties style:font-name="Time new roman" fo:font-size="12pt" officeooo:rsid="00c8d2d6" officeooo:paragraph-rsid="00c8d2d6" style:font-size-asian="12pt" style:font-size-complex="12pt"/>
    </style:style>
    <style:style style:name="P95" style:family="paragraph" style:parent-style-name="Text_20_body">
      <style:paragraph-properties fo:break-before="page"/>
      <style:text-properties style:font-name="Time new roman" fo:font-weight="bold" officeooo:rsid="009f9d10" officeooo:paragraph-rsid="009f9d10" style:font-weight-asian="bold" style:font-weight-complex="bold"/>
    </style:style>
    <style:style style:name="P96"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d2d6"/>
    </style:style>
    <style:style style:name="P97" style:family="paragraph" style:parent-style-name="Heading_20_3">
      <style:text-properties officeooo:paragraph-rsid="00c9d4e9"/>
    </style:style>
    <style:style style:name="P98" style:family="paragraph" style:parent-style-name="Heading_20_3">
      <style:text-properties officeooo:paragraph-rsid="00c8d2d6"/>
    </style:style>
    <style:style style:name="P99" style:family="paragraph" style:parent-style-name="Heading_20_3">
      <style:text-properties officeooo:rsid="00c8d2d6" officeooo:paragraph-rsid="00c8d2d6"/>
    </style:style>
    <style:style style:name="P100" style:family="paragraph" style:parent-style-name="Heading_20_3">
      <style:text-properties officeooo:rsid="00c8d2d6" officeooo:paragraph-rsid="00d040b7"/>
    </style:style>
    <style:style style:name="P101" style:family="paragraph" style:parent-style-name="Heading_20_3">
      <style:paragraph-properties fo:break-before="page"/>
      <style:text-properties style:font-name="Time New Roman" fo:font-size="12pt" officeooo:rsid="00c9d4e9" officeooo:paragraph-rsid="00c9d4e9" style:font-size-asian="12pt" style:font-size-complex="12pt"/>
    </style:style>
    <style:style style:name="P102" style:family="paragraph" style:parent-style-name="Standard" style:list-style-name="L1">
      <loext:graphic-properties draw:fill="none"/>
      <style:paragraph-properties fo:text-align="justify" style:justify-single-word="false" fo:background-color="transparent"/>
      <style:text-properties style:font-name="Time new roman" fo:font-size="12pt" officeooo:rsid="00c56894" officeooo:paragraph-rsid="00c6d4fb" style:font-size-asian="12pt" style:font-size-complex="12pt"/>
    </style:style>
    <style:style style:name="P103" style:family="paragraph" style:parent-style-name="Standard" style:list-style-name="L2">
      <loext:graphic-properties draw:fill="none"/>
      <style:paragraph-properties fo:text-align="justify" style:justify-single-word="false" fo:background-color="transparent"/>
      <style:text-properties officeooo:paragraph-rsid="00c8a100"/>
    </style:style>
    <style:style style:name="P10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eb45df" style:font-size-asian="12pt" style:font-size-complex="12pt"/>
    </style:style>
    <style:style style:name="P10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c8d2d6" style:font-size-asian="12pt" style:font-size-complex="12pt"/>
    </style:style>
    <style:style style:name="P10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6158fc" officeooo:paragraph-rsid="00f41a50" style:font-size-asian="12pt" style:font-size-complex="12pt"/>
    </style:style>
    <style:style style:name="P10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f5d7c8"/>
    </style:style>
    <style:style style:name="P10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d2d6"/>
    </style:style>
    <style:style style:name="P10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d2d6"/>
    </style:style>
    <style:style style:name="P1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ed3d33" officeooo:paragraph-rsid="00ed3d33"/>
    </style:style>
    <style:style style:name="P1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d2d6"/>
    </style:style>
    <style:style style:name="T1" style:family="text">
      <style:text-properties officeooo:rsid="002253ac"/>
    </style:style>
    <style:style style:name="T2" style:family="text">
      <style:text-properties style:font-name="Time new roman" fo:font-size="12pt" style:font-size-asian="12pt" style:font-size-complex="12pt"/>
    </style:style>
    <style:style style:name="T3" style:family="text">
      <style:text-properties style:font-name="Time new roman" fo:font-size="12pt" officeooo:rsid="0024a1f8" style:font-size-asian="12pt" style:font-size-complex="12pt"/>
    </style:style>
    <style:style style:name="T4" style:family="text">
      <style:text-properties style:font-name="Time new roman" fo:font-size="12pt" officeooo:rsid="00277765" style:font-size-asian="12pt" style:font-size-complex="12pt"/>
    </style:style>
    <style:style style:name="T5" style:family="text">
      <style:text-properties style:font-name="Time new roman" fo:font-size="12pt" officeooo:rsid="002253ac" style:font-size-asian="12pt" style:font-size-complex="12pt"/>
    </style:style>
    <style:style style:name="T6" style:family="text">
      <style:text-properties style:font-name="Time new roman" fo:font-size="12pt" officeooo:rsid="00406178" style:font-size-asian="12pt" style:font-size-complex="12pt"/>
    </style:style>
    <style:style style:name="T7" style:family="text">
      <style:text-properties style:font-name="Time new roman" fo:font-size="12pt" officeooo:rsid="0044381f" style:font-size-asian="12pt" style:font-size-complex="12pt"/>
    </style:style>
    <style:style style:name="T8" style:family="text">
      <style:text-properties style:font-name="Time new roman" fo:font-size="12pt" officeooo:rsid="00a8345c" style:font-size-asian="12pt" style:font-size-complex="12pt"/>
    </style:style>
    <style:style style:name="T9" style:family="text">
      <style:text-properties style:font-name="Time new roman" fo:font-size="12pt" officeooo:rsid="00ba7dbb" style:font-size-asian="12pt" style:font-size-complex="12pt"/>
    </style:style>
    <style:style style:name="T10" style:family="text">
      <style:text-properties style:font-name="Time new roman" fo:font-size="12pt" officeooo:rsid="00bd33e7" style:font-size-asian="12pt" style:font-size-complex="12pt"/>
    </style:style>
    <style:style style:name="T11" style:family="text">
      <style:text-properties style:font-name="Time new roman" fo:font-size="12pt" officeooo:rsid="00bdb750" style:font-size-asian="12pt" style:font-size-complex="12pt"/>
    </style:style>
    <style:style style:name="T12" style:family="text">
      <style:text-properties style:font-name="Time new roman" fo:font-size="12pt" officeooo:rsid="00bef9af" style:font-size-asian="12pt" style:font-size-complex="12pt"/>
    </style:style>
    <style:style style:name="T13" style:family="text">
      <style:text-properties style:font-name="Time new roman" fo:font-size="12pt" officeooo:rsid="00b8efaf" style:font-size-asian="12pt" style:font-size-complex="12pt"/>
    </style:style>
    <style:style style:name="T14" style:family="text">
      <style:text-properties style:font-name="Time new roman" fo:font-size="12pt" officeooo:rsid="00c4a2f4" style:font-size-asian="12pt" style:font-size-complex="12pt"/>
    </style:style>
    <style:style style:name="T15" style:family="text">
      <style:text-properties style:font-name="Time new roman" fo:font-size="12pt" officeooo:rsid="00c56894" style:font-size-asian="12pt" style:font-size-complex="12pt"/>
    </style:style>
    <style:style style:name="T16" style:family="text">
      <style:text-properties style:font-name="Time new roman" fo:font-size="12pt" officeooo:rsid="00c8a100" style:font-size-asian="12pt" style:font-size-complex="12pt"/>
    </style:style>
    <style:style style:name="T17" style:family="text">
      <style:text-properties style:font-name="Time new roman" fo:font-size="12pt" officeooo:rsid="00c6d4fb" style:font-size-asian="12pt" style:font-size-complex="12pt"/>
    </style:style>
    <style:style style:name="T18" style:family="text">
      <style:text-properties style:font-name="Time new roman" fo:font-size="12pt" officeooo:rsid="00c8d2d6" style:font-size-asian="12pt" style:font-size-complex="12pt"/>
    </style:style>
    <style:style style:name="T19" style:family="text">
      <style:text-properties style:font-name="Time new roman" fo:font-size="12pt" officeooo:rsid="001f0fa7" style:font-size-asian="12pt" style:font-size-complex="12pt"/>
    </style:style>
    <style:style style:name="T20" style:family="text">
      <style:text-properties style:font-name="Time new roman" fo:font-size="12pt" officeooo:rsid="002de499" style:font-size-asian="12pt" style:font-size-complex="12pt"/>
    </style:style>
    <style:style style:name="T21" style:family="text">
      <style:text-properties style:font-name="Time new roman" fo:font-size="12pt" officeooo:rsid="00ccd0ec" style:font-size-asian="12pt" style:font-size-complex="12pt"/>
    </style:style>
    <style:style style:name="T22" style:family="text">
      <style:text-properties style:font-name="Time new roman" fo:font-size="12pt" officeooo:rsid="00ce99f7" style:font-size-asian="12pt" style:font-size-complex="12pt"/>
    </style:style>
    <style:style style:name="T23" style:family="text">
      <style:text-properties style:font-name="Time new roman" fo:font-size="12pt" officeooo:rsid="00d234e6" style:font-size-asian="12pt" style:font-size-complex="12pt"/>
    </style:style>
    <style:style style:name="T24" style:family="text">
      <style:text-properties style:font-name="Time new roman" fo:font-size="12pt" officeooo:rsid="00d2433c" style:font-size-asian="12pt" style:font-size-complex="12pt"/>
    </style:style>
    <style:style style:name="T25" style:family="text">
      <style:text-properties style:font-name="Time new roman" fo:font-size="12pt" officeooo:rsid="00d3955c" style:font-size-asian="12pt" style:font-size-complex="12pt"/>
    </style:style>
    <style:style style:name="T26" style:family="text">
      <style:text-properties style:font-name="Time new roman" fo:font-size="12pt" officeooo:rsid="00d6e9a5" style:font-size-asian="12pt" style:font-size-complex="12pt"/>
    </style:style>
    <style:style style:name="T27" style:family="text">
      <style:text-properties style:font-name="Time new roman" fo:font-size="12pt" officeooo:rsid="00d4d09c" style:font-size-asian="12pt" style:font-size-complex="12pt"/>
    </style:style>
    <style:style style:name="T28" style:family="text">
      <style:text-properties style:font-name="Time new roman" fo:font-size="12pt" officeooo:rsid="00db23f3" style:font-size-asian="12pt" style:font-size-complex="12pt"/>
    </style:style>
    <style:style style:name="T29" style:family="text">
      <style:text-properties style:font-name="Time new roman" fo:font-size="12pt" officeooo:rsid="00e000ec" style:font-size-asian="12pt" style:font-size-complex="12pt"/>
    </style:style>
    <style:style style:name="T30" style:family="text">
      <style:text-properties style:font-name="Time new roman" fo:font-size="12pt" officeooo:rsid="00e794c3" style:font-size-asian="12pt" style:font-size-complex="12pt"/>
    </style:style>
    <style:style style:name="T31" style:family="text">
      <style:text-properties style:font-name="Time new roman" fo:font-size="12pt" officeooo:rsid="00e8ba50" style:font-size-asian="12pt" style:font-size-complex="12pt"/>
    </style:style>
    <style:style style:name="T32" style:family="text">
      <style:text-properties style:font-name="Time new roman" fo:font-size="12pt" officeooo:rsid="00ea0694" style:font-size-asian="12pt" style:font-size-complex="12pt"/>
    </style:style>
    <style:style style:name="T33" style:family="text">
      <style:text-properties style:font-name="Time new roman" fo:font-size="12pt" officeooo:rsid="00ec783c" style:font-size-asian="12pt" style:font-size-complex="12pt"/>
    </style:style>
    <style:style style:name="T34" style:family="text">
      <style:text-properties style:font-name="Time new roman" fo:font-size="12pt" officeooo:rsid="00eeafc4" style:font-size-asian="12pt" style:font-size-complex="12pt"/>
    </style:style>
    <style:style style:name="T35" style:family="text">
      <style:text-properties style:font-name="Time new roman" fo:font-size="12pt" officeooo:rsid="00f33ff0" style:font-size-asian="12pt" style:font-size-complex="12pt"/>
    </style:style>
    <style:style style:name="T36" style:family="text">
      <style:text-properties style:font-name="Time new roman" fo:font-size="12pt" officeooo:rsid="00f36fb4" style:font-size-asian="12pt" style:font-size-complex="12pt"/>
    </style:style>
    <style:style style:name="T37" style:family="text">
      <style:text-properties style:font-name="Time new roman" fo:font-size="12pt" officeooo:rsid="00f5d7c8" style:font-size-asian="12pt" style:font-size-complex="12pt"/>
    </style:style>
    <style:style style:name="T38" style:family="text">
      <style:text-properties style:font-name="Time new roman" fo:font-size="12pt" officeooo:rsid="00f76221" style:font-size-asian="12pt" style:font-size-complex="12pt"/>
    </style:style>
    <style:style style:name="T39" style:family="text">
      <style:text-properties style:font-name="Time new roman" fo:font-size="12pt" fo:font-style="italic" officeooo:rsid="00c30f08" style:font-size-asian="12pt" style:font-style-asian="italic" style:font-name-complex="Lohit Devanagari1" style:font-size-complex="12pt" style:font-style-complex="italic"/>
    </style:style>
    <style:style style:name="T40" style:family="text">
      <style:text-properties style:font-name="Time new roman" fo:font-size="12pt" fo:font-style="italic" officeooo:rsid="00d3955c" style:font-size-asian="12pt" style:font-style-asian="italic" style:font-name-complex="Lohit Devanagari1" style:font-size-complex="12pt" style:font-style-complex="italic"/>
    </style:style>
    <style:style style:name="T41" style:family="text">
      <style:text-properties style:font-name="Time new roman" fo:font-size="12pt" fo:font-style="italic" officeooo:rsid="00e09ee1" style:font-size-asian="12pt" style:font-style-asian="italic" style:font-name-complex="Lohit Devanagari1" style:font-size-complex="12pt" style:font-style-complex="italic"/>
    </style:style>
    <style:style style:name="T42" style:family="text">
      <style:text-properties style:font-name="Time new roman" officeooo:rsid="002e5d29"/>
    </style:style>
    <style:style style:name="T43" style:family="text">
      <style:text-properties style:font-name="Time new roman" officeooo:rsid="003545c6"/>
    </style:style>
    <style:style style:name="T44" style:family="text">
      <style:text-properties style:font-name="Time new roman" fo:font-weight="bold" officeooo:rsid="001958f4" style:font-weight-asian="bold" style:font-weight-complex="bold"/>
    </style:style>
    <style:style style:name="T45" style:family="text">
      <style:text-properties style:font-name="Time new roman" fo:font-weight="bold" officeooo:rsid="00c9d4e9" style:font-weight-asian="bold" style:font-weight-complex="bold"/>
    </style:style>
    <style:style style:name="T46" style:family="text">
      <style:text-properties style:font-name="Time new roman" officeooo:rsid="00bd33e7"/>
    </style:style>
    <style:style style:name="T47" style:family="text">
      <style:text-properties style:font-name="Time new roman" officeooo:rsid="00bdb750"/>
    </style:style>
    <style:style style:name="T48" style:family="text">
      <style:text-properties style:font-name="Time new roman" officeooo:rsid="00bef9af"/>
    </style:style>
    <style:style style:name="T49" style:family="text">
      <style:text-properties officeooo:rsid="002d2bb0"/>
    </style:style>
    <style:style style:name="T50" style:family="text">
      <style:text-properties officeooo:rsid="00b8efaf"/>
    </style:style>
    <style:style style:name="T51" style:family="text">
      <style:text-properties officeooo:rsid="00b93536"/>
    </style:style>
    <style:style style:name="T52" style:family="text">
      <style:text-properties officeooo:rsid="00bc2bbf"/>
    </style:style>
    <style:style style:name="T53" style:family="text">
      <style:text-properties officeooo:rsid="00bd33e7"/>
    </style:style>
    <style:style style:name="T54" style:family="text">
      <style:text-properties officeooo:rsid="00bdb750"/>
    </style:style>
    <style:style style:name="T55" style:family="text">
      <style:text-properties officeooo:rsid="00c04ef7"/>
    </style:style>
    <style:style style:name="T56" style:family="text">
      <style:text-properties officeooo:rsid="00c8d2d6"/>
    </style:style>
    <style:style style:name="T57" style:family="text">
      <style:text-properties officeooo:rsid="00ccd0ec"/>
    </style:style>
    <style:style style:name="T58" style:family="text">
      <style:text-properties officeooo:rsid="00d4d09c"/>
    </style:style>
    <style:style style:name="T59" style:family="text">
      <style:text-properties officeooo:rsid="00e40b93"/>
    </style:style>
    <style:style style:name="T60" style:family="text">
      <style:text-properties officeooo:rsid="00e5f52d"/>
    </style:style>
    <style:style style:name="T61" style:family="text">
      <style:text-properties officeooo:rsid="00e794c3"/>
    </style:style>
    <style:style style:name="T62" style:family="text">
      <style:text-properties officeooo:rsid="00e8ba50"/>
    </style:style>
    <style:style style:name="T63" style:family="text">
      <style:text-properties officeooo:rsid="00ea0694"/>
    </style:style>
    <style:style style:name="T64" style:family="text">
      <style:text-properties officeooo:rsid="00ec783c"/>
    </style:style>
    <style:style style:name="T65" style:family="text">
      <style:text-properties officeooo:rsid="00277765"/>
    </style:style>
    <style:style style:name="T66" style:family="text">
      <style:text-properties officeooo:rsid="00f5d7c8"/>
    </style:style>
    <style:style style:name="T67" style:family="text">
      <style:text-properties officeooo:rsid="00f76221"/>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variable-decls>
        <text:variable-decl office:value-type="float" text:name="N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61"/>
      <text:p text:style-name="P61"/>
      <text:p text:style-name="P61"/>
      <text:p text:style-name="P61"/>
      <text:p text:style-name="P61"/>
      <text:p text:style-name="P63"><text:span text:style-name="T44">THE C</text:span><text:span text:style-name="T45">hat</text:span><text:span text:style-name="T44">OS PROTOCOL</text:span></text:p>
      <text:p text:style-name="P61">Version 1.0</text:p>
      <text:p text:style-name="P56"/>
      <text:h text:style-name="P101" text:outline-level="3">Description</text:h>
      <text:h text:style-name="P97" text:outline-level="3"><text:tab/></text:h>
      <text:p text:style-name="P57"><text:tab/>This document describe the ChatOs protocol. This protocol allows multiple clients to connect to the servand and communicate using private and global messages. It also allows two clients to establish private connexion without divulging IP informations. All those features use TCP connexions.</text:p>
      <text:p text:style-name="P58"/>
      <text:p text:style-name="P58"/>
      <text:p text:style-name="P59">ChatOS Packets</text:p>
      <text:p text:style-name="P54"/>
      <text:p text:style-name="P54"/>
      <text:p text:style-name="P54"/>
      <text:p text:style-name="P8">ChatOS can receive <text:span text:style-name="T50">6</text:span> types of packets which are the followings :</text:p>
      <text:p text:style-name="P10"/>
      <table:table table:name="PacketsTypes" table:style-name="PacketsTypes">
        <table:table-column table:style-name="PacketsTypes.A"/>
        <table:table-column table:style-name="PacketsTypes.B"/>
        <table:table-row table:style-name="PacketsTypes.1">
          <table:table-cell table:style-name="PacketsTypes.A1" office:value-type="string">
            <text:p text:style-name="P36"><text:span text:style-name="T51">O</text:span>pcode</text:p>
          </table:table-cell>
          <table:table-cell table:style-name="PacketsTypes.A1" office:value-type="string">
            <text:p text:style-name="P36"><text:span text:style-name="T52">O</text:span>peration</text:p>
          </table:table-cell>
        </table:table-row>
        <table:table-row table:style-name="PacketsTypes.1">
          <table:table-cell table:style-name="PacketsTypes.A1" office:value-type="string">
            <text:p text:style-name="P37">1</text:p>
          </table:table-cell>
          <table:table-cell table:style-name="PacketsTypes.A1" office:value-type="string">
            <text:p text:style-name="P36">Connection request <text:span text:style-name="T1">(CR)</text:span></text:p>
          </table:table-cell>
        </table:table-row>
        <table:table-row table:style-name="PacketsTypes.1">
          <table:table-cell table:style-name="PacketsTypes.A1" office:value-type="string">
            <text:p text:style-name="P37">2</text:p>
          </table:table-cell>
          <table:table-cell table:style-name="PacketsTypes.A1" office:value-type="string">
            <text:p text:style-name="P36">Send <text:span text:style-name="T49">personnal message </text:span><text:span text:style-name="T1">(S</text:span><text:span text:style-name="T49">PM</text:span><text:span text:style-name="T1">)</text:span></text:p>
          </table:table-cell>
        </table:table-row>
        <table:table-row table:style-name="PacketsTypes.1">
          <table:table-cell table:style-name="PacketsTypes.A1" office:value-type="string">
            <text:p text:style-name="P38">3</text:p>
          </table:table-cell>
          <table:table-cell table:style-name="PacketsTypes.A1" office:value-type="string">
            <text:p text:style-name="P49"><text:span text:style-name="T19">Send </text:span><text:span text:style-name="T20">message </text:span><text:span text:style-name="T18">to</text:span><text:span text:style-name="T19"> all </text:span><text:span text:style-name="T5">(S</text:span><text:span text:style-name="T20">M</text:span><text:span text:style-name="T5">A)</text:span></text:p>
          </table:table-cell>
        </table:table-row>
        <table:table-row table:style-name="PacketsTypes.1">
          <table:table-cell table:style-name="PacketsTypes.A1" office:value-type="string">
            <text:p text:style-name="P38">4</text:p>
          </table:table-cell>
          <table:table-cell table:style-name="PacketsTypes.A1" office:value-type="string">
            <text:p text:style-name="P39">TCP ask private connexion (TCPAsk)</text:p>
          </table:table-cell>
        </table:table-row>
        <table:table-row table:style-name="PacketsTypes.1">
          <table:table-cell table:style-name="PacketsTypes.A1" office:value-type="string">
            <text:p text:style-name="P42">5</text:p>
          </table:table-cell>
          <table:table-cell table:style-name="PacketsTypes.A1" office:value-type="string">
            <text:p text:style-name="P41">TCP Accept <text:span text:style-name="T58">(TCPAccept)</text:span></text:p>
          </table:table-cell>
        </table:table-row>
        <table:table-row table:style-name="PacketsTypes.1">
          <table:table-cell table:style-name="PacketsTypes.A1" office:value-type="string">
            <text:p text:style-name="P40">6</text:p>
          </table:table-cell>
          <table:table-cell table:style-name="PacketsTypes.A1" office:value-type="string">
            <text:p text:style-name="P50"><text:span text:style-name="T21">TCP </text:span><text:span text:style-name="T26">Abort</text:span><text:span text:style-name="T21"> </text:span><text:span text:style-name="T27">(TCP</text:span><text:span text:style-name="T26">Abort</text:span><text:span text:style-name="T27">)</text:span></text:p>
          </table:table-cell>
        </table:table-row>
        <table:table-row table:style-name="PacketsTypes.1">
          <table:table-cell table:style-name="PacketsTypes.A1" office:value-type="string">
            <text:p text:style-name="P42">7</text:p>
          </table:table-cell>
          <table:table-cell table:style-name="PacketsTypes.A1" office:value-type="string">
            <text:p text:style-name="P39">TCP connect (TCPConnect)</text:p>
          </table:table-cell>
        </table:table-row>
        <table:table-row table:style-name="PacketsTypes.1">
          <table:table-cell table:style-name="PacketsTypes.A1" office:value-type="string">
            <text:p text:style-name="P40">8</text:p>
          </table:table-cell>
          <table:table-cell table:style-name="PacketsTypes.A1" office:value-type="string">
            <text:p text:style-name="P36">Error code <text:span text:style-name="T1">(ERROR)</text:span></text:p>
          </table:table-cell>
        </table:table-row>
      </table:table>
      <text:p text:style-name="P11"/>
      <text:p text:style-name="P17"><text:tab/>The <text:span text:style-name="T51">O</text:span>pcode is the header of each sended packets. <text:span text:style-name="T51">Opcode is always a signed byte.</text:span></text:p>
      <text:p text:style-name="P17"/>
      <text:p text:style-name="P18"><text:tab/>In this document the STRING type represent a string encoded in UTF-8 preceded by their length as a signed short. We are using a short as it can represent a number as big as 32000 which is more than enough to cover a large majority (if not all) of messages.</text:p>
      <text:p text:style-name="P60"/>
      <text:p text:style-name="P60"/>
      <text:p text:style-name="P62"><text:span text:style-name="T4">E</text:span><text:span text:style-name="T2">rror codes</text:span></text:p>
      <text:p text:style-name="P9"/>
      <text:p text:style-name="P24"/>
      <table:table table:name="Tableau5" table:style-name="Tableau5">
        <table:table-column table:style-name="Tableau5.A"/>
        <table:table-column table:style-name="Tableau5.B"/>
        <table:table-row>
          <table:table-cell table:style-name="Tableau5.A1" office:value-type="string">
            <text:p text:style-name="P43">Value</text:p>
          </table:table-cell>
          <table:table-cell table:style-name="Tableau5.A1" office:value-type="string">
            <text:p text:style-name="P43">Meaning</text:p>
          </table:table-cell>
        </table:table-row>
        <table:table-row>
          <table:table-cell table:style-name="Tableau5.A1" office:value-type="string">
            <text:p text:style-name="P44">1</text:p>
          </table:table-cell>
          <table:table-cell table:style-name="Tableau5.A1" office:value-type="string">
            <text:p text:style-name="P43">OK</text:p>
          </table:table-cell>
        </table:table-row>
        <table:table-row>
          <table:table-cell table:style-name="Tableau5.A1" office:value-type="string">
            <text:p text:style-name="P44">2</text:p>
          </table:table-cell>
          <table:table-cell table:style-name="Tableau5.A1" office:value-type="string">
            <text:p text:style-name="P45">Pseudo Unavailable</text:p>
          </table:table-cell>
        </table:table-row>
        <table:table-row>
          <table:table-cell table:style-name="Tableau5.A1" office:value-type="string">
            <text:p text:style-name="P44">3</text:p>
          </table:table-cell>
          <table:table-cell table:style-name="Tableau5.A1" office:value-type="string">
            <text:p text:style-name="P46">Invalid Pseudonym</text:p>
          </table:table-cell>
        </table:table-row>
        <table:table-row>
          <table:table-cell table:style-name="Tableau5.A1" office:value-type="string">
            <text:p text:style-name="P44">4</text:p>
          </table:table-cell>
          <table:table-cell table:style-name="Tableau5.A1" office:value-type="string">
            <text:p text:style-name="P46">Unreachable User</text:p>
          </table:table-cell>
        </table:table-row>
        <table:table-row>
          <table:table-cell table:style-name="Tableau5.A1" office:value-type="string">
            <text:p text:style-name="P48">5</text:p>
          </table:table-cell>
          <table:table-cell table:style-name="Tableau5.A1" office:value-type="string">
            <text:p text:style-name="P48">TCP In Protocole</text:p>
          </table:table-cell>
        </table:table-row>
        <table:table-row>
          <table:table-cell table:style-name="Tableau5.A1" office:value-type="string">
            <text:p text:style-name="P48">6</text:p>
          </table:table-cell>
          <table:table-cell table:style-name="Tableau5.A1" office:value-type="string">
            <text:p text:style-name="P48">TCP Not In Protocole</text:p>
          </table:table-cell>
        </table:table-row>
      </table:table>
      <text:p text:style-name="P93"/>
      <text:p text:style-name="P95">ChatOS packets description</text:p>
      <text:h text:style-name="P98" text:outline-level="3"/>
      <text:h text:style-name="P99" text:outline-level="3">Error:</text:h>
      <text:p text:style-name="P94"/>
      <table:table table:name="Tableau4" table:style-name="Tableau4">
        <table:table-column table:style-name="Tableau4.A"/>
        <table:table-column table:style-name="Tableau4.B"/>
        <table:table-row table:style-name="Tableau4.1">
          <table:table-cell table:style-name="Tableau4.A1" office:value-type="string">
            <text:p text:style-name="P47">1 byte</text:p>
          </table:table-cell>
          <table:table-cell table:style-name="Tableau4.B1" office:value-type="string">
            <text:p text:style-name="P91"><text:span text:style-name="T43">1</text:span><text:span text:style-name="T42"> bytes</text:span></text:p>
          </table:table-cell>
        </table:table-row>
        <table:table-row table:style-name="Tableau4.1">
          <table:table-cell table:style-name="Tableau4.A2" office:value-type="string">
            <text:p text:style-name="P47">Opcode <text:span text:style-name="T57">= 8</text:span></text:p>
          </table:table-cell>
          <table:table-cell table:style-name="Tableau4.B2" office:value-type="string">
            <text:p text:style-name="P91"><text:span text:style-name="T43">Error</text:span><text:span text:style-name="T47">Code</text:span></text:p>
          </table:table-cell>
        </table:table-row>
      </table:table>
      <text:p text:style-name="P7">Figure <text:sequence text:ref-name="refFigure0" text:name="Figure" text:formula="ooow:Figure+1" style:num-format="1">1</text:sequence>: ERROR packet</text:p>
      <text:p text:style-name="P35"/>
      <text:p text:style-name="P31"><text:span text:style-name="T3">The </text:span><text:span text:style-name="T8">ERROR</text:span><text:span text:style-name="T3"> packet have the Figure</text:span><text:span text:style-name="T21">1</text:span><text:span text:style-name="T3"> format.</text:span></text:p>
      <text:p text:style-name="P26"/>
      <text:p text:style-name="P26"/>
      <text:p text:style-name="P26"/>
      <text:p text:style-name="P26"/>
      <text:h text:style-name="P100" text:outline-level="3"/>
      <text:h text:style-name="P99" text:outline-level="3">Connexion request</text:h>
      <text:p text:style-name="P92"/>
      <table:table table:name="CR" table:style-name="CR">
        <table:table-column table:style-name="CR.A"/>
        <table:table-column table:style-name="CR.B"/>
        <table:table-row>
          <table:table-cell table:style-name="CR.A1" office:value-type="string">
            <text:p text:style-name="P71">1 byte</text:p>
          </table:table-cell>
          <table:table-cell table:style-name="CR.B1" office:value-type="string">
            <text:p text:style-name="P72">STRING</text:p>
          </table:table-cell>
        </table:table-row>
        <table:table-row>
          <table:table-cell table:style-name="CR.A2" office:value-type="string">
            <text:p text:style-name="P73">Opcode = 1</text:p>
          </table:table-cell>
          <table:table-cell table:style-name="CR.B2" office:value-type="string">
            <text:p text:style-name="P71">pseudo</text:p>
          </table:table-cell>
        </table:table-row>
      </table:table>
      <text:p text:style-name="P3">Figure <text:sequence text:ref-name="refFigure1" text:name="Figure" text:formula="ooow:Figure+1" style:num-format="1">2</text:sequence>: CR packet</text:p>
      <text:p text:style-name="P12"/>
      <text:p text:style-name="P32"><text:span text:style-name="T3"><text:tab/>The CR packet have the Figure</text:span><text:span text:style-name="T25">2</text:span><text:span text:style-name="T3"> format. </text:span><text:span text:style-name="T10">After establishing a TCP connexion with the server, the client need to send this packet to confirm the pseudonym it want to use</text:span><text:span text:style-name="T3">. </text:span><text:span text:style-name="T9">If the pseudonym is already used by a connected user, the server will send back </text:span><text:span text:style-name="T11">an ERROR packet with ErrCode set to</text:span><text:span text:style-name="T9"> </text:span><text:span text:style-name="T11">‘</text:span><text:span text:style-name="T23">Pseudo </text:span><text:span text:style-name="T10">Unavailable</text:span><text:span text:style-name="T23">’</text:span><text:span text:style-name="T10">. If the client already have a pseudonyme, the packet is ignored. Otherwise, the server will </text:span><text:span text:style-name="T22">send back </text:span><text:span text:style-name="T11">an ERROR packet with ErrCode set to</text:span><text:span text:style-name="T9"> </text:span><text:span text:style-name="T11">‘</text:span><text:span text:style-name="T24">OK’.</text:span></text:p>
      <text:p text:style-name="P51"/>
      <text:p text:style-name="P16"/>
      <text:p text:style-name="P16"/>
      <text:h text:style-name="P99" text:outline-level="3">Send private message</text:h>
      <text:p text:style-name="P9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5">1 byte</text:p>
          </table:table-cell>
          <table:table-cell table:style-name="Tableau1.B1" office:value-type="string">
            <text:p text:style-name="P75">STRING</text:p>
          </table:table-cell>
          <table:table-cell table:style-name="Tableau1.B1" office:value-type="string">
            <text:p text:style-name="P75">STRING</text:p>
          </table:table-cell>
          <table:table-cell table:style-name="Tableau1.B1" office:value-type="string">
            <text:p text:style-name="P75">STRING</text:p>
          </table:table-cell>
        </table:table-row>
        <table:table-row table:style-name="Tableau1.1">
          <table:table-cell table:style-name="Tableau1.A2" office:value-type="string">
            <text:p text:style-name="P65">Opcode <text:span text:style-name="T53">= </text:span><text:span text:style-name="T54">2</text:span></text:p>
          </table:table-cell>
          <table:table-cell table:style-name="Tableau1.B2" office:value-type="string">
            <text:p text:style-name="P88"><text:span text:style-name="T42">Pseudo </text:span><text:span text:style-name="T46">sender</text:span></text:p>
          </table:table-cell>
          <table:table-cell table:style-name="Tableau1.B2" office:value-type="string">
            <text:p text:style-name="P75">Pseudo recipient</text:p>
          </table:table-cell>
          <table:table-cell table:style-name="Tableau1.B2" office:value-type="string">
            <text:p text:style-name="P74">message</text:p>
          </table:table-cell>
        </table:table-row>
      </table:table>
      <text:p text:style-name="P3">Figure <text:sequence text:ref-name="refFigure2" text:name="Figure" text:formula="ooow:Figure+1" style:num-format="1">3</text:sequence>: SPM packet</text:p>
      <text:p text:style-name="P27"/>
      <text:p text:style-name="P29"><text:span text:style-name="T3"><text:tab/>The </text:span><text:span text:style-name="T6">SPM</text:span><text:span text:style-name="T3"> packet have the Figure</text:span><text:span text:style-name="T25">3</text:span><text:span text:style-name="T3"> format. </text:span><text:span text:style-name="T10">For the client to send a private message to another client, it needs to send the SPM packet. This packet must contain the pseudonym of the sender followed by the pseudonym of the recipient and the message. If the pseudonym of the sender </text:span><text:span text:style-name="T11">is not the one that was assigned to this connexion, the server send an ERROR packet with ErrCode set to ‘Invalid Pseudonym’. If the recipient pseudonym is not assigned by the server, it send an ERROR packet with ErrCode set to ‘Unreachable User’. Otherwise, the server relay the SPM packet to the recipient and send an ERROR packet with ErrCode set to ‘OK’ to the sender. </text:span></text:p>
      <text:p text:style-name="P19"/>
      <text:p text:style-name="P19"/>
      <text:p text:style-name="P19"/>
      <text:p text:style-name="P19"/>
      <text:p text:style-name="P19"/>
      <text:h text:style-name="P99" text:outline-level="3">Send message to all</text:h>
      <text:p text:style-name="P92"/>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66">1 byte</text:p>
          </table:table-cell>
          <table:table-cell table:style-name="Tableau2.B1" office:value-type="string">
            <text:p text:style-name="P77">STRING</text:p>
          </table:table-cell>
          <table:table-cell table:style-name="Tableau2.B1" office:value-type="string">
            <text:p text:style-name="P76">STRING</text:p>
          </table:table-cell>
        </table:table-row>
        <table:table-row table:style-name="Tableau2.1">
          <table:table-cell table:style-name="Tableau2.A2" office:value-type="string">
            <text:p text:style-name="P66">Opcode <text:span text:style-name="T54">= 3</text:span></text:p>
          </table:table-cell>
          <table:table-cell table:style-name="Tableau2.B2" office:value-type="string">
            <text:p text:style-name="P77">Pseudo sender</text:p>
          </table:table-cell>
          <table:table-cell table:style-name="Tableau2.B2" office:value-type="string">
            <text:p text:style-name="P74">message</text:p>
          </table:table-cell>
        </table:table-row>
      </table:table>
      <text:p text:style-name="P3">Figure <text:sequence text:ref-name="refFigure3" text:name="Figure" text:formula="ooow:Figure+1" style:num-format="1">4</text:sequence>: SMA packet</text:p>
      <text:p text:style-name="P28"/>
      <text:p text:style-name="P30"><text:span text:style-name="T3"><text:tab/>The </text:span><text:span text:style-name="T7">SMA</text:span><text:span text:style-name="T3"> packet have the Figure</text:span><text:span text:style-name="T25">4</text:span><text:span text:style-name="T3"> format. </text:span><text:span text:style-name="T12">For the client to send a message to all connected users, it uses the SMA packet. This packet contains the pseudonym of the sender. </text:span><text:span text:style-name="T10">If the pseudonym of the sender </text:span><text:span text:style-name="T11">is not the one that was assigned to this connexion, </text:span><text:span text:style-name="T12">the server send back an ERROR packet with ErrCode set to ‘Invalid Pseudonym’. Otherwise, the server send back an ERROR packet with ErrCode set to ‘OK’ then relay the packet to all connected users that’s not the sender.</text:span></text:p>
      <text:p text:style-name="P13"/>
      <text:p text:style-name="P52"/>
      <text:h text:style-name="Heading_20_3" text:outline-level="3">P<text:span text:style-name="T56">rivate connexion protocol</text:span></text:h>
      <text:p text:style-name="P13"/>
      <text:p text:style-name="P1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7">1 byte</text:p>
          </table:table-cell>
          <table:table-cell table:style-name="Tableau3.B1" office:value-type="string">
            <text:p text:style-name="P77">STRING</text:p>
          </table:table-cell>
          <table:table-cell table:style-name="Tableau3.B1" office:value-type="string">
            <text:p text:style-name="P77">STRING</text:p>
          </table:table-cell>
          <table:table-cell table:style-name="Tableau3.B1" office:value-type="string">
            <text:p text:style-name="P84">Short</text:p>
          </table:table-cell>
        </table:table-row>
        <table:table-row table:style-name="Tableau3.1">
          <table:table-cell table:style-name="Tableau3.A2" office:value-type="string">
            <text:p text:style-name="P67">Opcode <text:span text:style-name="T55">= 4</text:span></text:p>
          </table:table-cell>
          <table:table-cell table:style-name="Tableau3.B2" office:value-type="string">
            <text:p text:style-name="P89"><text:span text:style-name="T42">Pseudo </text:span><text:span text:style-name="T48">sender</text:span></text:p>
          </table:table-cell>
          <table:table-cell table:style-name="Tableau3.B2" office:value-type="string">
            <text:p text:style-name="P77">Pseudo recipient</text:p>
          </table:table-cell>
          <table:table-cell table:style-name="Tableau3.B2" office:value-type="string">
            <text:p text:style-name="P84">Password</text:p>
          </table:table-cell>
        </table:table-row>
      </table:table>
      <text:p text:style-name="P4">Figure <text:sequence text:ref-name="refFigure4" text:name="Figure" text:formula="ooow:Figure+1" style:num-format="1">5</text:sequence>: <text:span text:style-name="T13">TCPAsk</text:span> packet</text:p>
      <text:p text:style-name="P14"/>
      <text:p text:style-name="P33"><text:span text:style-name="T4"><text:tab/></text:span><text:span text:style-name="T14">For a client A to use the private connexion feature of the server to connect to a client B, it needs to follow the following protocol. First, A send a TCPAsk to the server containing its pseudonym as ‘Pseudo sender’ and the pseudonym of B as the ‘Pseudo recipient’. If the sender’s pseudonym is not the one assigned, the server send back an ERROR packet with ErrCode set to ‘Invalid Pseudonym’ and the protocol terminate. If the pseudonym of the recipient is unkown, the server send back an ERROR packet with ErrCode set to ‘Unreachable User’. </text:span><text:span text:style-name="T28">If there are already a running protocole the server send back an ERROR packet with ErrCode set to ‘TCP In Protocole`. </text:span><text:span text:style-name="T36">In those cases the server send a packet TCPAbort too. </text:span><text:span text:style-name="T14">Otherwise, the packet is relayed to B </text:span><text:span text:style-name="T29">and the server send </text:span><text:span text:style-name="T28">an ERROR packet with ErrCode set to ‘</text:span><text:span text:style-name="T29">OK’</text:span><text:span text:style-name="T14">.</text:span></text:p>
      <text:p text:style-name="P20"><text:tab/></text:p>
      <text:p text:style-name="P21"><text:tab/>At this point, B has two choices : it can either accept or deny the connexion. </text:p>
      <text:list xml:id="list3444484673" text:style-name="L1">
        <text:list-item>
          <text:p text:style-name="P102">If it decide to deny the connection, it needs to send the following <text:s/>packet :</text:p>
        </text:list-item>
      </text:list>
      <text:p text:style-name="P22"/>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8">1 byte</text:p>
          </table:table-cell>
          <table:table-cell table:style-name="Tableau7.B1" office:value-type="string">
            <text:p text:style-name="P78">STRING</text:p>
          </table:table-cell>
          <table:table-cell table:style-name="Tableau7.B1" office:value-type="string">
            <text:p text:style-name="P78">STRING</text:p>
          </table:table-cell>
          <table:table-cell table:style-name="Tableau7.B1" office:value-type="string">
            <text:p text:style-name="P85">Short</text:p>
          </table:table-cell>
        </table:table-row>
        <table:table-row table:style-name="Tableau7.1">
          <table:table-cell table:style-name="Tableau7.A2" office:value-type="string">
            <text:p text:style-name="P81">Opcode = <text:span text:style-name="T59">6</text:span></text:p>
          </table:table-cell>
          <table:table-cell table:style-name="Tableau7.B2" office:value-type="string">
            <text:p text:style-name="P90"><text:span text:style-name="T42">Pseudo </text:span><text:span text:style-name="T48">sender</text:span></text:p>
          </table:table-cell>
          <table:table-cell table:style-name="Tableau7.B2" office:value-type="string">
            <text:p text:style-name="P78">Pseudo recipient</text:p>
          </table:table-cell>
          <table:table-cell table:style-name="Tableau7.B2" office:value-type="string">
            <text:p text:style-name="P85">Password</text:p>
          </table:table-cell>
        </table:table-row>
      </table:table>
      <text:p text:style-name="P5"><text:span text:style-name="T15">Figure </text:span><text:span text:style-name="T15"><text:sequence text:ref-name="refFigure5" text:name="Figure" text:formula="ooow:Figure+1" style:num-format="1">6</text:sequence></text:span><text:span text:style-name="T15">: </text:span><text:span text:style-name="T40">TCP</text:span><text:span text:style-name="T41">Abort</text:span><text:span text:style-name="T15"> packet</text:span></text:p>
      <text:p text:style-name="P104"><text:tab/></text:p>
      <text:p text:style-name="P34"><text:span text:style-name="T4"><text:tab/></text:span><text:span text:style-name="T31">If the recipient pseudo is not the same as assigned the server <text:tab/>send back an ERROR packet with ErrCode set to ‘Invalid Ps’. </text:span><text:span text:style-name="T32">If <text:tab/>there are no TCP protocol running the server send back an <text:tab/>ERROR packet <text:s/>with ErrCode set to ’</text:span><text:span text:style-name="T30">TCP not in protocol’. <text:tab/></text:span><text:span text:style-name="T32">Otherwise he relay the TCPAbort packet to the concerned <text:tab/>clients.</text:span></text:p>
      <text:p text:style-name="P53"/>
      <text:list xml:id="list2912664861" text:style-name="L2">
        <text:list-item>
          <text:p text:style-name="P103"><text:span text:style-name="T17">If B decide to accept the connexion, </text:span><text:span text:style-name="T16">B needs to create a new socket for the private connexion, </text:span><text:span text:style-name="T17">it send the following packet </text:span><text:span text:style-name="T16">(from the newly created socket)</text:span><text:span text:style-name="T17"> :</text:span></text:p>
        </text:list-item>
      </text:list>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69">1 byte</text:p>
          </table:table-cell>
          <table:table-cell table:style-name="Tableau8.B1" office:value-type="string">
            <text:p text:style-name="P83">STRING</text:p>
          </table:table-cell>
          <table:table-cell table:style-name="Tableau8.B1" office:value-type="string">
            <text:p text:style-name="P79">STRING</text:p>
          </table:table-cell>
          <table:table-cell table:style-name="Tableau8.B1" office:value-type="string">
            <text:p text:style-name="P86">Short</text:p>
          </table:table-cell>
        </table:table-row>
        <table:table-row table:style-name="Tableau8.1">
          <table:table-cell table:style-name="Tableau8.A2" office:value-type="string">
            <text:p text:style-name="P82">Opcode = <text:span text:style-name="T59">5</text:span></text:p>
          </table:table-cell>
          <table:table-cell table:style-name="Tableau8.B2" office:value-type="string">
            <text:p text:style-name="P83">Pseudo sender</text:p>
          </table:table-cell>
          <table:table-cell table:style-name="Tableau8.B2" office:value-type="string">
            <text:p text:style-name="P79">Pseudo recipient</text:p>
          </table:table-cell>
          <table:table-cell table:style-name="Tableau8.B2" office:value-type="string">
            <text:p text:style-name="P86">Password</text:p>
          </table:table-cell>
        </table:table-row>
      </table:table>
      <text:p text:style-name="P6"><text:span text:style-name="T15">Figure </text:span><text:span text:style-name="T15"><text:sequence text:ref-name="refFigure6" text:name="Figure" text:formula="ooow:Figure+1" style:num-format="1">7</text:sequence></text:span><text:span text:style-name="T15">: </text:span><text:span text:style-name="T40">TCPAccept</text:span><text:span text:style-name="T15"> packet</text:span></text:p>
      <text:p text:style-name="P15"/>
      <text:p text:style-name="P34"><text:span text:style-name="T4"><text:tab/></text:span><text:span text:style-name="T32">If there are no TCP protocol running the server send back an <text:tab/>ERROR packet with ErrCode set to ’</text:span><text:span text:style-name="T30">TCP not in protocol’. <text:tab/></text:span><text:span text:style-name="T32">Otherwise he relay the TCP</text:span><text:span text:style-name="T33">Accept</text:span><text:span text:style-name="T32"> packet to the concerned <text:tab/>clients.</text:span></text:p>
      <text:p text:style-name="P25"/>
      <text:p text:style-name="P64"><text:span text:style-name="T18"><text:tab/>If A receive a </text:span><text:span text:style-name="T34">packet </text:span><text:span text:style-name="T35">TCPAbort</text:span><text:span text:style-name="T18"> the protocol is aborted. Otherwise, A create a new socket for the private connexion and send the following packet (from the newly created socket) :</text:span></text:p>
      <text:p text:style-name="P105"/>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70">1 byte</text:p>
          </table:table-cell>
          <table:table-cell table:style-name="Tableau6.B1" office:value-type="string">
            <text:p text:style-name="P80">STRING</text:p>
          </table:table-cell>
          <table:table-cell table:style-name="Tableau6.B1" office:value-type="string">
            <text:p text:style-name="P80">STRING</text:p>
          </table:table-cell>
          <table:table-cell table:style-name="Tableau6.B1" office:value-type="string">
            <text:p text:style-name="P87">Short</text:p>
          </table:table-cell>
        </table:table-row>
        <table:table-row table:style-name="Tableau6.1">
          <table:table-cell table:style-name="Tableau6.A2" office:value-type="string">
            <text:p text:style-name="P70">Opcode <text:span text:style-name="T55">= </text:span><text:span text:style-name="T60">7</text:span></text:p>
          </table:table-cell>
          <table:table-cell table:style-name="Tableau6.B2" office:value-type="string">
            <text:p text:style-name="P91"><text:span text:style-name="T42">Pseudo </text:span><text:span text:style-name="T48">sender</text:span></text:p>
          </table:table-cell>
          <table:table-cell table:style-name="Tableau6.B2" office:value-type="string">
            <text:p text:style-name="P80">Pseudo recipient</text:p>
          </table:table-cell>
          <table:table-cell table:style-name="Tableau6.B2" office:value-type="string">
            <text:p text:style-name="P87">Password</text:p>
          </table:table-cell>
        </table:table-row>
      </table:table>
      <text:p text:style-name="P7">Figure <text:sequence text:ref-name="refFigure8" text:name="Figure" text:formula="ooow:Figure+1" style:num-format="1">8</text:sequence>: <text:span text:style-name="T39">TCPConnect</text:span> packet</text:p>
      <text:p text:style-name="P106"/>
      <text:p text:style-name="P107"><text:span text:style-name="T4"><text:tab/></text:span><text:span text:style-name="T31">If the recipient pseudo is not the same as assigned the <text:tab/>server send back an ERROR packet with ErrCode set to ‘Invalid <text:tab/>Ps’.</text:span><text:span text:style-name="T32">If there are no TCP protocol running the server send back an <text:tab/>ERROR packet with ErrCode set to ’</text:span><text:span text:style-name="T30">TCP not in protocol’. </text:span><text:span text:style-name="T37">The <text:tab/>server will send also a TCPAbort. </text:span><text:span text:style-name="T32">Otherwise </text:span><text:span text:style-name="T38">he send back an <text:tab/>ERROR packet with error code set to ‘O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 new Roman" fo:font-size="12pt" officeooo:rsid="001af975" officeooo:paragraph-rsid="001af975" style:font-size-asian="12pt" style:font-size-complex="12pt"/>
    </style:style>
    <style:style style:name="MP2" style:family="paragraph" style:parent-style-name="Header">
      <style:text-properties style:font-name="Time new Roman" fo:font-size="12pt" officeooo:rsid="00176667" officeooo:paragraph-rsid="00176667"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Charamond<text:tab/><text:tab/>[Page <text:page-number text:select-page="current">6</text:page-number>]</text:p>
        <text:p text:style-name="MP1">Portefaix<text:tab/></text:p>
        <text:p text:style-name="MP1"><text:tab/>ChatOS Protocol</text:p>
        <text:p text:style-name="MP1"/>
        <text:p text:style-name="MP1"/>
      </style:header>
      <loext:header-first>
        <text:p text:style-name="MP2">Network Working Group<text:tab/><text:tab/>L. Charamond</text:p>
        <text:p text:style-name="MP2"><text:tab/><text:tab/>M. Portefaix</text:p>
        <text:p text:style-name="MP2"><text:tab/><text:tab/>Gustave Eiffel University – IGM</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7T09:47:58.290673149</meta:creation-date>
    <dc:date>2021-04-08T17:19:31.683208022</dc:date>
    <meta:editing-duration>P3DT6H51M</meta:editing-duration>
    <meta:editing-cycles>205</meta:editing-cycles>
    <meta:generator>LibreOffice/6.4.6.2$Linux_X86_64 LibreOffice_project/40$Build-2</meta:generator>
    <meta:document-statistic meta:table-count="10" meta:image-count="0" meta:object-count="0" meta:page-count="6" meta:paragraph-count="130" meta:word-count="1022" meta:character-count="5738" meta:non-whitespace-character-count="4804"/>
  </office:meta>
</office:document-meta>
</file>